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WithResolvablePlaceholder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AnnotationTests.orderingWithAndWithoutNameAndMultipleResourc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WithImplicitName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UnresolvablePlaceholderAndDefault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AnnotationTests.withMultipleResourc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AnnotationTests.withRepeatedPropertySourcesInContainer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AnnotationTests.orderingWithAndWithoutNameAndFourResourc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AnnotationTests.withImplici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ourceAnnotationTests.orderingIsLi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SourceAnnotationTests.withUnresolvablePlaceholderAnd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AnnotationTests.withResolvabl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AnnotationTests.withNameAndMultipleResourc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WithExplicitName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ResolvablePlaceholderAnd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AnnotationTests.withEmptyResourc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AnnotationTests.withUnresolvabl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AnnotationTests.withTestProfile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CustomFactory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ourceAnnotationTests.withRepeatedProperty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AnnotationTests.withSameSourceImportedInDifferen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AnnotationTests.withCusto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AnnotationTests.withResolvablePlaceholderAnd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CustomFactory.createPropertySource( String name , Encoded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SourceAnnotationTests.orderingDoesntReplace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SourceAnnotationTests.withRepeatedPropertySourcesOn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WithResolvablePlaceholderAndFactoryBean.test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figWithResolvablePlaceholderAnd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ResolvablePlaceholderAnd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AnnotationTests.withNamedProperty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WithTestProfileBeans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AnnotationTests.withMissingProperty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AnnotationTests.withCustomFactoryAs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ourceAnnotationTests.withExplici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SourceAnnotationTests.withIgnoredProperty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